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b00f" officeooo:paragraph-rsid="0003b00f"/>
    </style:style>
    <style:style style:name="P2" style:family="paragraph" style:parent-style-name="Standard">
      <style:text-properties officeooo:rsid="0003b00f" officeooo:paragraph-rsid="0005540b"/>
    </style:style>
    <style:style style:name="P3" style:family="paragraph" style:parent-style-name="Standard">
      <style:text-properties officeooo:rsid="0003b00f" officeooo:paragraph-rsid="000d50e6"/>
    </style:style>
    <style:style style:name="P4" style:family="paragraph" style:parent-style-name="Standard">
      <style:text-properties style:text-underline-style="solid" style:text-underline-width="auto" style:text-underline-color="font-color" officeooo:rsid="0003b00f" officeooo:paragraph-rsid="0003b00f"/>
    </style:style>
    <style:style style:name="P5" style:family="paragraph" style:parent-style-name="Standard">
      <style:text-properties officeooo:rsid="0006c69b" officeooo:paragraph-rsid="0006c69b"/>
    </style:style>
    <style:style style:name="P6" style:family="paragraph" style:parent-style-name="Standard">
      <style:text-properties officeooo:rsid="0006c69b" officeooo:paragraph-rsid="0008bf26"/>
    </style:style>
    <style:style style:name="P7" style:family="paragraph" style:parent-style-name="Standard">
      <style:text-properties officeooo:rsid="0006c69b" officeooo:paragraph-rsid="000d50e6"/>
    </style:style>
    <style:style style:name="P8" style:family="paragraph" style:parent-style-name="Standard">
      <style:text-properties officeooo:paragraph-rsid="0006c69b"/>
    </style:style>
    <style:style style:name="P9" style:family="paragraph" style:parent-style-name="Standard">
      <style:text-properties officeooo:rsid="0009f430" officeooo:paragraph-rsid="0009f430"/>
    </style:style>
    <style:style style:name="P10" style:family="paragraph" style:parent-style-name="Standard">
      <style:text-properties officeooo:rsid="000dd0fd" officeooo:paragraph-rsid="0009f430"/>
    </style:style>
    <style:style style:name="P11" style:family="paragraph" style:parent-style-name="Standard">
      <style:text-properties officeooo:rsid="000dd0fd" officeooo:paragraph-rsid="000dd0fd"/>
    </style:style>
    <style:style style:name="P12" style:family="paragraph" style:parent-style-name="Standard">
      <style:text-properties officeooo:rsid="00106476" officeooo:paragraph-rsid="00106476"/>
    </style:style>
    <style:style style:name="P13" style:family="paragraph" style:parent-style-name="Standard">
      <style:text-properties officeooo:rsid="0011f260" officeooo:paragraph-rsid="0011f260"/>
    </style:style>
    <style:style style:name="P14" style:family="paragraph" style:parent-style-name="Standard">
      <style:text-properties officeooo:rsid="000dd0fd" officeooo:paragraph-rsid="0009f430"/>
    </style:style>
    <style:style style:name="P15" style:family="paragraph" style:parent-style-name="Standard">
      <style:text-properties officeooo:rsid="000dd0fd" officeooo:paragraph-rsid="000dd0fd"/>
    </style:style>
    <style:style style:name="P16" style:family="paragraph" style:parent-style-name="Standard">
      <style:text-properties officeooo:rsid="000dd0fd" officeooo:paragraph-rsid="0013d1b6"/>
    </style:style>
    <style:style style:name="P17" style:family="paragraph" style:parent-style-name="Standard">
      <style:text-properties officeooo:rsid="000dd0fd" officeooo:paragraph-rsid="0013ff8b"/>
    </style:style>
    <style:style style:name="P18" style:family="paragraph" style:parent-style-name="Standard">
      <style:text-properties officeooo:rsid="0012414d" officeooo:paragraph-rsid="0012414d"/>
    </style:style>
    <style:style style:name="P19" style:family="paragraph" style:parent-style-name="Standard">
      <style:text-properties officeooo:rsid="0012414d" officeooo:paragraph-rsid="001bb6e1"/>
    </style:style>
    <style:style style:name="T1" style:family="text">
      <style:text-properties officeooo:rsid="0005540b"/>
    </style:style>
    <style:style style:name="T2" style:family="text">
      <style:text-properties officeooo:rsid="0006c69b"/>
    </style:style>
    <style:style style:name="T3" style:family="text">
      <style:text-properties officeooo:rsid="0008bf26"/>
    </style:style>
    <style:style style:name="T4" style:family="text">
      <style:text-properties officeooo:rsid="0009afd3"/>
    </style:style>
    <style:style style:name="T5" style:family="text">
      <style:text-properties officeooo:rsid="000b9404"/>
    </style:style>
    <style:style style:name="T6" style:family="text">
      <style:text-properties officeooo:rsid="000d50e6"/>
    </style:style>
    <style:style style:name="T7" style:family="text">
      <style:text-properties officeooo:rsid="0010d1f1"/>
    </style:style>
    <style:style style:name="T8" style:family="text">
      <style:text-properties officeooo:rsid="0012414d"/>
    </style:style>
    <style:style style:name="T9" style:family="text">
      <style:text-properties officeooo:rsid="0013d1b6"/>
    </style:style>
    <style:style style:name="T10" style:family="text">
      <style:text-properties officeooo:rsid="00156899"/>
    </style:style>
    <style:style style:name="T11" style:family="text">
      <style:text-properties officeooo:rsid="0018721e"/>
    </style:style>
    <style:style style:name="T12" style:family="text">
      <style:text-properties officeooo:rsid="001bb6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fgabe 2</text:p>
      <text:p text:style-name="P1"/>
      <text:p text:style-name="P5">a.1)</text:p>
      <text:p text:style-name="P5"><text:tab/>Regressifier<text:tab/><text:tab/>:<text:tab/>Diese Klasse dient als <text:span text:style-name="T5">a</text:span>bstrakte Basisklasse für die Regression.</text:p>
      <text:p text:style-name="P6"><text:tab/><text:tab/><text:tab/><text:tab/><text:tab/><text:tab/><text:span text:style-name="T3">Von dieser Klasse kann geerbt werden, um einen Regressionsalgorithmus <text:tab/><text:tab/><text:tab/><text:tab/><text:tab/><text:tab/>zu implementieren</text:span>.</text:p>
      <text:p text:style-name="P5"><text:tab/>DataScaler<text:tab/><text:tab/>:<text:tab/>Diese Klasse dient zur Standardisierung von Datenvektoren.</text:p>
      <text:p text:style-name="P8"><text:tab/><text:tab/><text:tab/><text:tab/><text:tab/><text:tab/><text:span text:style-name="T4">Um numerische Unsicherheiten zu vermeiden, benötigen manche <text:tab/><text:tab/><text:tab/><text:tab/><text:tab/><text:tab/><text:tab/>regressiven Methoden diesen Standard .</text:span></text:p>
      <text:p text:style-name="P8"><text:tab/><text:span text:style-name="T2">LSRRegressifier<text:tab/>:<text:tab/>In dieser Klasse wird das Least Squares/ Max-Liklihodd der Linearen <text:tab/><text:tab/><text:tab/><text:tab/><text:tab/><text:tab/>Rregreassion behandelt.</text:span></text:p>
      <text:p text:style-name="P8"><text:tab/><text:span text:style-name="T2">KNNRegressifier:<text:tab/>Für das Finden des K-nächsten-Nachbarn wird ein KD- Baum eingesetzt.</text:span></text:p>
      <text:p text:style-name="P8"/>
      <text:p text:style-name="P1">a.<text:span text:style-name="T2">2</text:span>)</text:p>
      <text:p text:style-name="P1"><text:s/><text:tab/>fit<text:tab/><text:tab/><text:tab/><text:tab/>: <text:tab/>Die Regression findet auf der Datenmatrix X (NxD- Matrix) und den <text:tab/><text:tab/><text:tab/><text:tab/><text:tab/><text:tab/><text:tab/>Zieldaten (NxD) und wird von diversen abgeleiteten Klassen <text:tab/><text:tab/><text:tab/><text:tab/><text:tab/><text:tab/><text:tab/><text:tab/>überschrieben.</text:p>
      <text:p text:style-name="P1"><text:tab/><text:tab/><text:tab/><text:tab/><text:tab/><text:tab/>X beinhaltet in jeder Reihe einen Vektor der Größe D</text:p>
      <text:p text:style-name="P1"><text:tab/><text:tab/><text:tab/><text:tab/><text:tab/><text:tab/>T beinhaltet in jeder Reihe einen Ziel<text:span text:style-name="T1">werte</text:span>vektor der Größe K</text:p>
      <text:p text:style-name="P1"/>
      <text:p text:style-name="P1"><text:tab/>predict<text:tab/><text:tab/><text:tab/>:<text:tab/>Hier wird der regressive Algorithmus implementiert und wird von <text:tab/><text:tab/><text:tab/><text:tab/><text:tab/><text:tab/><text:tab/>diversen abgeleiteten Klassen überschrieben</text:p>
      <text:p text:style-name="P2"><text:tab/><text:tab/><text:tab/><text:tab/><text:tab/><text:tab/><text:span text:style-name="T1">Der Parameter X ist der Testdatenvektor von der Größe D</text:span></text:p>
      <text:p text:style-name="P2"><text:tab/><text:tab/><text:tab/></text:p>
      <text:p text:style-name="P2"><text:tab/>crossvalidate<text:tab/><text:tab/>:<text:tab/><text:span text:style-name="T1">Die Daten werten hier in S Teile aufgeteilt, um die Kreuzvalidierung <text:tab/><text:tab/><text:tab/><text:tab/><text:tab/><text:tab/><text:tab/>durchzuführen. </text:span></text:p>
      <text:p text:style-name="P1"><text:tab/><text:tab/><text:tab/><text:tab/><text:tab/><text:tab/><text:span text:style-name="T1">S ist die Anzahl der aufgeteilten Daten</text:span></text:p>
      <text:p text:style-name="P1"><text:tab/><text:tab/><text:tab/><text:tab/><text:tab/><text:tab/><text:span text:style-name="T1">X ist die Datenmatrix mit einem Datenvektor pro Zeile</text:span></text:p>
      <text:p text:style-name="P1"><text:tab/><text:tab/><text:tab/><text:tab/><text:tab/><text:tab/><text:span text:style-name="T2">T ist die Zielmatrix</text:span></text:p>
      <text:p text:style-name="P3"><text:tab/><text:tab/><text:tab/><text:tab/><text:tab/><text:tab/><text:span text:style-name="T2">Des Weiteren liefert es die euklidische Länge der Distanz von einem <text:tab/><text:tab/><text:tab/><text:tab/><text:tab/><text:tab/><text:tab/>Vektor t, sowie das Minimum und Maximum der relativen und </text:span></text:p>
      <text:p text:style-name="P7"><text:tab/><text:tab/><text:tab/><text:tab/><text:tab/><text:tab/>absoluten Fehlern zurück. Des weiteren erhält man eine <text:tab/><text:tab/><text:tab/><text:tab/><text:tab/><text:tab/><text:tab/><text:tab/><text:tab/><text:tab/>Standartabweichung für den relativen und absoluten Fehler.</text:p>
      <text:p text:style-name="P1"><text:tab/><text:tab/><text:tab/><text:tab/><text:tab/><text:tab/></text:p>
      <text:p text:style-name="P9">a.3)</text:p>
      <text:p text:style-name="P9"><text:tab/><text:span text:style-name="T6">Zum einen liefert diese Methode aus Aufgabe 2 die euklidische Länge zurück. </text:span></text:p>
      <text:p text:style-name="P9"><text:tab/><text:span text:style-name="T6">Summe der Fehlerquadrate, den relativ quadratischen Fehler, sowie den Minimal- und <text:tab/>Maximalwert zurück. Standartabweichung für den absoluten und relativen Fehler wird <text:tab/>ebenfalls ausgegeben.</text:span></text:p>
      <text:p text:style-name="P9"><text:tab/><text:span text:style-name="T6">Allerdings liefert mir aus Aufgabe 1 die Validierung eine Verwechslungsmatrix zurück.</text:span></text:p>
      <text:p text:style-name="P10"/>
      <text:p text:style-name="P18">c.1)</text:p>
      <text:p text:style-name="P10"><text:tab/><text:span text:style-name="T9">Mit dem Least Squares / Maximum Likelihood linearen Regression mit der Summe der <text:tab/>Quadrate der Regularisierung</text:span></text:p>
      <text:p text:style-name="P11">c.<text:span text:style-name="T8">2</text:span>)</text:p>
      <text:p text:style-name="P17"><text:tab/><text:span text:style-name="T9">lmda<text:tab/>=<text:tab/>der Regressionskoeffizient, indem größere Gewichte der Fehlerfunktion stärker <text:tab/><text:tab/><text:tab/><text:tab/>bestraft werden als kleinere und somit die Gewichte ähnlich bleiben. </text:span></text:p>
      <text:p text:style-name="P17"><text:span text:style-name="T9"><text:tab/><text:tab/><text:tab/><text:tab/>Im Defaultfall ist dieser 0.</text:span></text:p>
      <text:p text:style-name="P16"><text:tab/><text:span text:style-name="T9">phi<text:tab/><text:tab/>=<text:tab/>Basisfunktion, welche Lineare Regression verwenden</text:span></text:p>
      <text:p text:style-name="P16"><text:span text:style-name="T9"><text:tab/>flagSTD<text:tab/>= <text:tab/>Es wird das lineare Verfahren verwendet. Sobald flagSTD=0 ist , iteriert man über <text:tab/><text:tab/><text:tab/><text:tab/>die <text:tab/>Zielwertematrix und bildet den Mittelwert pro Zeile.</text:span></text:p>
      <text:p text:style-name="P11"><text:tab/><text:span text:style-name="T9">Eps<text:tab/><text:tab/>=<text:tab/>maximaler Restwert der toleriert wird für numerisch gut abhängige Probleme</text:span></text:p>
      <text:p text:style-name="P18"><text:soft-page-break/>c.3)</text:p>
      <text:p text:style-name="P18"><text:tab/><text:span text:style-name="T10">c3.1)<text:tab/>Dieser standartisiert die Datenvektoren vor dem Training des Netzes, da manche <text:tab/><text:tab/><text:tab/><text:tab/>regressive Methoden auf standartisierten Vektoren trainieren, um numerische <text:tab/><text:tab/><text:tab/><text:tab/><text:tab/>Instabilitiät zu vermeiden. </text:span></text:p>
      <text:p text:style-name="P18"><text:tab/><text:span text:style-name="T10">c3.2)<text:tab/>scale<text:tab/>=<text:tab/>skaliert den übergebenen Datenvektor ( oder Matrix) x mit einem <text:tab/><text:tab/><text:tab/><text:tab/><text:tab/><text:tab/><text:tab/>Mittelwert von 0 pro Zeile.</text:span></text:p>
      <text:p text:style-name="P18"><text:tab/><text:tab/><text:tab/><text:span text:style-name="T11">unscale<text:tab/>=<text:tab/>Der Datenvektor/ Datenmatrix x wird von einem unskalierten zu einem <text:tab/><text:tab/><text:tab/><text:tab/><text:tab/><text:tab/>skaliert verteilten Vektor standartisiert.</text:span></text:p>
      <text:p text:style-name="P19"><text:tab/><text:span text:style-name="T11">c3.3)<text:tab/>Problem:<text:tab/></text:span></text:p>
      <text:p text:style-name="P19"><text:tab/><text:span text:style-name="T12">c3.4)</text:span><text:tab/><text:span text:style-name="T12">maxZ wird benötigt, um die numerische Ausführung zu prüfen <text:s/></text:span><text:tab/></text:p>
      <text:p text:style-name="P18">c.4)</text:p>
      <text:p text:style-name="P18"/>
      <text:p text:style-name="P18"/>
      <text:p text:style-name="P12">d.1)</text:p>
      <text:p text:style-name="P12"><text:tab/><text:span text:style-name="T7">Auf eine Linearen Regression</text:span></text:p>
      <text:p text:style-name="P12">d.2)</text:p>
      <text:p text:style-name="P12"><text:tab/>K = zum Berechnen eine Vorhersage für die Nummer des nächsten Nachbarn</text:p>
      <text:p text:style-name="P12"><text:tab/>flagLinReg = <text:tab/>Man kann zwischen 2 verschiedenen Regressionsverfahren unterscheiden. Ist <text:tab/><text:tab/><text:tab/><text:tab/><text:tab/>diese Variable größer als 0, wird eine Lineare Regression auf K und deren <text:tab/><text:tab/><text:tab/><text:tab/><text:tab/>Zielwerte angewendet. Anderenfalls wird der Mittelwert des Vektors des <text:s/>K- <text:tab/><text:tab/><text:tab/><text:tab/><text:tab/>nächsten- Nachbarn berechnet.</text:p>
      <text:p text:style-name="P13">d.3)</text:p>
      <text:p text:style-name="P1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3:22:57.531828758</meta:creation-date>
    <dc:date>2019-12-18T19:11:45.267257570</dc:date>
    <meta:editing-duration>PT53M35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48" meta:word-count="467" meta:character-count="3469" meta:non-whitespace-character-count="2810"/>
  </office:meta>
</office:document-meta>
</file>